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20.00pt" fo:font-weight="normal" fo:font-family="新細明體" style:font-family-asian="新細明體" style:font-family-complex="新細明體" fo:background-color="transparent" style:use-window-font-color="true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新細明體" style:font-family-asian="新細明體" style:font-family-complex="新細明體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trix Vector</text:span></text:p>
      <text:p text:style-name="P2"><text:span text:style-name="T1">Matrix Vector</text:span><text:span text:style-name="T2">:</text:span><text:span text:style-name="T3"/></text:p>
      <text:p text:style-name="P2"><draw:frame text:anchor-type="as-char" svg:width="49.48mm" svg:height="5.82mm" style:rel-width="scale" style:rel-height="scale"><draw:object-ole xlink:href="OleObj1"/><draw:image xlink:href="ObjectReplacements/OleObj1"/></draw:frame><text:span text:style-name="T4"/></text:p>
      <text:p text:style-name="P2"><text:span text:style-name="T5">就是將vector 乘上 二維array的其中一排 再相加 就是output array中的其中一項</text:span><text:span text:style-name="T6"/></text:p>
      <text:p text:style-name="P2"><text:span text:style-name="T6">C-sim/Synthesis/Cosim</text:span></text:p>
      <text:p text:style-name="P2"><text:span text:style-name="T6">Original</text:span></text:p>
      <text:p text:style-name="P2"><text:span text:style-name="T6">C-sim:</text:span></text:p>
      <text:p text:style-name="P2"><draw:frame text:anchor-type="as-char" svg:width="108.74mm" svg:height="61.91mm" style:rel-width="scale" style:rel-height="scale"><draw:object-ole xlink:href="OleObj2"/><draw:image xlink:href="ObjectReplacements/OleObj2"/></draw:frame><text:span text:style-name="T8"/></text:p>
      <text:p text:style-name="P2"><text:span text:style-name="T8">Synthesis:</text:span></text:p>
      <text:p text:style-name="P2"><draw:frame text:anchor-type="as-char" svg:width="113.51mm" svg:height="134.94mm" style:rel-width="scale" style:rel-height="scale"><draw:object-ole xlink:href="OleObj3"/><draw:image xlink:href="ObjectReplacements/OleObj3"/></draw:frame><text:span text:style-name="T8"/></text:p>
      <text:p text:style-name="P2"><text:span text:style-name="T8">Cosim:</text:span><text:span text:style-name="T9"/></text:p>
      <text:p text:style-name="P2"><draw:frame text:anchor-type="as-char" svg:width="125.15mm" svg:height="69.32mm" style:rel-width="scale" style:rel-height="scale"><draw:object-ole xlink:href="OleObj4"/><draw:image xlink:href="ObjectReplacements/OleObj4"/></draw:frame><text:span text:style-name="T9"/></text:p>
      <text:p text:style-name="P2"><text:span text:style-name="T10">Inner loop pipeline II=1</text:span></text:p>
      <text:p text:style-name="P2"><text:span text:style-name="T10">Synthesis:</text:span></text:p>
      <text:p text:style-name="P2"><draw:frame text:anchor-type="as-char" svg:width="109.54mm" svg:height="136.00mm" style:rel-width="scale" style:rel-height="scale"><draw:object-ole xlink:href="OleObj5"/><draw:image xlink:href="ObjectReplacements/OleObj5"/></draw:frame><text:span text:style-name="T10"/></text:p>
      <text:p text:style-name="P2"><text:span text:style-name="T11">雖然latency已經降到68了，但我覺得只有一個pipeline好像不夠，畢竟他有兩個loop，所以我想說讓裡面的loop unroll，外面的再pipeline</text:span></text:p>
      <text:p text:style-name="P2"><text:span text:style-name="T12">Inner Loop Unroll factor = 2</text:span></text:p>
      <text:p text:style-name="P2"><draw:frame text:anchor-type="as-char" svg:width="111.13mm" svg:height="134.67mm" style:rel-width="scale" style:rel-height="scale"><draw:object-ole xlink:href="OleObj6"/><draw:image xlink:href="ObjectReplacements/OleObj6"/></draw:frame><text:span text:style-name="T12"/></text:p>
      <text:p text:style-name="P2"><text:span text:style-name="T12">latency<text:s/></text:span><text:span text:style-name="T13">確實沒變那麼好，但還是有少一半，單純pipeline對latency還是有比較好的改善，於是我再加一倍</text:span></text:p>
      <text:p text:style-name="P2"><text:span text:style-name="T14">Inner Loop Unroll factor=4</text:span></text:p>
      <text:p text:style-name="P2"><draw:frame text:anchor-type="as-char" svg:width="110.33mm" svg:height="134.94mm" style:rel-width="scale" style:rel-height="scale"><draw:object-ole xlink:href="OleObj7"/><draw:image xlink:href="ObjectReplacements/OleObj7"/></draw:frame><text:span text:style-name="T14"/></text:p>
      <text:p text:style-name="P2"><text:span text:style-name="T14"/></text:p>
      <text:p text:style-name="P2"><text:span text:style-name="T15">又好了一些，但是不到四分之一倍，感覺快到極限了</text:span></text:p>
      <text:p text:style-name="P2"><text:span text:style-name="T15">所以我打算用</text:span><text:span text:style-name="T16">factor = 2<text:s/></text:span><text:span text:style-name="T17">外加</text:span><text:span text:style-name="T18">outer loop pipeline II=1</text:span></text:p>
      <text:p text:style-name="P2"><text:span text:style-name="T18">Inner Loop Unroll factor=2, outer loop pipeline II=1</text:span></text:p>
      <text:p text:style-name="P2"><draw:frame text:anchor-type="as-char" svg:width="109.80mm" svg:height="141.29mm" style:rel-width="scale" style:rel-height="scale"><draw:object-ole xlink:href="OleObj8"/><draw:image xlink:href="ObjectReplacements/OleObj8"/></draw:frame><text:span text:style-name="T18"/></text:p>
      <text:p text:style-name="P2"><text:span text:style-name="T18">latency<text:s/></text:span><text:span text:style-name="T19">直接掉到 21 和原本的 273 大概降了 13倍 當然資源也用得更多，大概提升了兩倍，蠻賺的</text:span><text:span text:style-name="T20"/></text:p>
      <text:p text:style-name="P2"><text:span text:style-name="T20">Interface :</text:span><text:span text:style-name="T21"><text:s/></text:span><text:span text:style-name="T22">AXI Master</text:span></text:p>
      <text:p text:style-name="P2"><draw:frame text:anchor-type="as-char" svg:width="146.58mm" svg:height="47.63mm" style:rel-width="scale" style:rel-height="scale"><draw:object-ole xlink:href="OleObj9"/><draw:image xlink:href="ObjectReplacements/OleObj9"/></draw:frame><text:span text:style-name="T22"/></text:p>
      <text:p text:style-name="P2"><text:span text:style-name="T22">jupyter:</text:span></text:p>
      <text:p text:style-name="P2"><draw:frame text:anchor-type="as-char" svg:width="146.58mm" svg:height="93.13mm" style:rel-width="scale" style:rel-height="scale"><draw:object-ole xlink:href="OleObj10"/><draw:image xlink:href="ObjectReplacements/OleObj10"/></draw:frame><text:span text:style-name="T22"/></text:p>
      <text:p text:style-name="P2"><text:span text:style-name="T22"/></text:p>
      <text:p text:style-name="P2"><text:span text:style-name="T22"/></text:p>
      <text:p text:style-name="P2"><text:span text:style-name="T23">github address:</text:span></text:p>
      <text:p text:style-name="P2"><text:a xlink:href="https://github.com/guanhsu714/MSOC_self_paced/tree/master/Documents/MSOC/selfpaced"><text:span text:style-name="T24">https://github.com/guanhsu714/MSOC_self_paced/tree/master/Documents/MSOC/selfpaced</text:span></text:a><text:span text:style-name="T25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3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